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variable-decls>
        <text:variable-decl office:value-type="float" text:name="name"/>
        <text:variable-decl office:value-type="float" text:name="amount"/>
        <text:variable-decl office:value-type="float" text:name="town"/>
        <text:variable-decl office:value-type="float" text:name="count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variable-get text:name="name" office:value-type="float" style:data-style-name="N0">0</text:variable-get></text:p>
      <text:p text:style-name="Standard"/>
      <text:p text:style-name="Standard">You have to pay <text:variable-get text:name="amount" office:value-type="float" style:data-style-name="N0">0</text:variable-get> US$.</text:p>
      <text:p text:style-name="Standard"/>
      <text:p text:style-name="Standard">The amount was calulated for living in <text:variable-get text:name="town" office:value-type="float" style:data-style-name="N0">0</text:variable-get> (<text:variable-get text:name="country" office:value-type="float" style:data-style-name="N0">0</text:variable-get>).</text:p>
      <text:p text:style-name="Standard"/>
      <text:p text:style-name="Standard">Play pay immediately,<text:variable-get text:name="name" office:value-type="float" style:data-style-name="N0">0</text:variable-get>!</text:p>
      <text:p text:style-name="Standard"/>
      <text:p text:style-name="Standard">Thanks, your Service Company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lfoffice Clauss</meta:initial-creator>
    <meta:creation-date>2018-05-19T17:04:56.37</meta:creation-date>
    <dc:date>2018-05-20T14:07:48.12</dc:date>
    <dc:creator>Wolfoffice Clauss</dc:creator>
    <meta:editing-duration>PT1H11M20S</meta:editing-duration>
    <meta:editing-cycles>15</meta:editing-cycles>
    <meta:generator>OpenOffice/4.1.5$Win32 OpenOffice.org_project/415m1$Build-9789</meta:generator>
    <meta:document-statistic meta:table-count="0" meta:image-count="0" meta:object-count="0" meta:page-count="1" meta:paragraph-count="5" meta:word-count="24" meta:character-count="125"/>
  </office:meta>
</office:document-meta>
</file>